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rException.printStackTrace( java . io . PrintWriter 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TransformerException.getLocationAs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ransformerException.printStackTrace( java . io . PrintStream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Exception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Exception.TransformerException( String message , Source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formerException.initCause( Throwable cau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formerException.get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Exception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Exception.TransformerException(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formerException.getMessageAndLocati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ransformerException.getCau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formerException.setLocator( SourceLocator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Exception.TransformerException( String message , SourceLocator locator ,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formerException.Transforme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formerException.TransformerException( String message , Throwable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